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33% 58%" fo:font-size="36pt" style:font-size-asian="36pt" style:font-size-complex="36pt"/>
    </style:style>
    <style:style style:name="T1" style:family="text">
      <style:text-properties style:text-position="33% 58%" fo:font-size="36pt" style:font-size-asian="36pt" style:font-size-complex="3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1cm" svg:height="1.5cm" svg:x="4.8cm" svg:y="3cm">
          <text:p text:style-name="P1">Stock Assessment Models</text:p>
        </draw:rect>
        <draw:custom-shape draw:style-name="gr2" draw:text-style-name="P2" draw:layer="layout" svg:width="4.8cm" svg:height="3.5cm" svg:x="7.5cm" svg:y="5.5cm">
          <text:p text:style-name="P1"><text:span text:style-name="T1">Dynamic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rect draw:style-name="gr1" draw:text-style-name="P1" draw:layer="layout" svg:width="4cm" svg:height="2.5cm" svg:x="14.8cm" svg:y="6.2cm">
          <text:p text:style-name="P1">Population </text:p>
          <text:p text:style-name="P1">Dynamics</text:p>
        </draw:rect>
        <draw:rect draw:style-name="gr1" draw:text-style-name="P1" draw:layer="layout" svg:width="4cm" svg:height="2.5cm" svg:x="1.1cm" svg:y="6.3cm">
          <text:p text:style-name="P1">Catch </text:p>
          <text:p text:style-name="P1">Dynamics</text:p>
        </draw:rect>
        <draw:line draw:style-name="gr3" draw:text-style-name="P1" draw:layer="layout" svg:x1="9.9cm" svg:y1="4.5cm" svg:x2="9.9cm" svg:y2="5.5cm">
          <text:p/>
        </draw:line>
        <draw:frame draw:style-name="gr4" draw:layer="layout" svg:width="6.35cm" svg:height="2.413cm" svg:x="1.2cm" svg:y="9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35cm" svg:height="2.388cm" svg:x="13.45cm" svg:y="9.7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7.5cm" svg:y1="7.3cm" svg:x2="5.1cm" svg:y2="7.3cm">
          <text:p/>
        </draw:line>
        <draw:line draw:style-name="gr3" draw:text-style-name="P1" draw:layer="layout" svg:x1="12.3cm" svg:y1="7.2cm" svg:x2="14.8cm" svg:y2="7.2cm">
          <text:p/>
        </draw:line>
        <draw:frame draw:style-name="gr5" draw:layer="layout" svg:width="7.225cm" svg:height="2.387cm" svg:x="1.463cm" svg:y="12.7cm">
          <draw:text-box>
            <text:p>Fishing enters <text:span text:style-name="T2">directly</text:span> </text:p>
            <text:p>through nominal fishing </text:p>
            <text:p>effort at high frequency</text:p>
          </draw:text-box>
        </draw:frame>
        <draw:frame draw:style-name="gr5" draw:layer="layout" svg:width="7.428cm" svg:height="3.811cm" svg:x="12.564cm" svg:y="12.501cm">
          <draw:text-box>
            <text:p>Fishing enters <text:span text:style-name="T2">indirectly</text:span> </text:p>
            <text:p>through its effect on fish</text:p>
            <text:p>survival at the scale of </text:p>
            <text:p>fish population dynamics</text:p>
            <text:p>(annual, quarter) </text:p>
          </draw:text-box>
        </draw:frame>
        <draw:frame draw:style-name="gr4" draw:layer="layout" svg:width="6.35cm" svg:height="1.143cm" svg:x="12.899cm" svg:y="23.33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35cm" svg:height="1.067cm" svg:x="1.699cm" svg:y="21.83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7.686cm" svg:height="3.099cm" svg:x="1.464cm" svg:y="15.301cm">
          <draw:text-box>
            <text:p>Catch rate is the result</text:p>
            <text:p>of one observed predictor</text:p>
            <text:p>(effort) and one latent </text:p>
            <text:p>predictor (abundance)</text:p>
          </draw:text-box>
        </draw:frame>
        <draw:frame draw:style-name="gr5" draw:layer="layout" svg:width="7.047cm" svg:height="3.099cm" svg:x="12.564cm" svg:y="16.402cm">
          <draw:text-box>
            <text:p>Catch rate is the result</text:p>
            <text:p>of two latent predictors </text:p>
            <text:p>(fish mortality and </text:p>
            <text:p>abundance)</text:p>
          </draw:text-box>
        </draw:frame>
        <draw:frame draw:style-name="gr5" draw:layer="layout" svg:width="9.561cm" svg:height="2.447cm" svg:x="1.5cm" svg:y="18.9cm">
          <draw:text-box>
            <text:p>Solutions lead to<text:span text:style-name="T3"> fishing</text:span></text:p>
            <text:p><text:span text:style-name="T3">operational stock assessment</text:span></text:p>
            <text:p><text:span text:style-name="T3">models</text:span></text:p>
          </draw:text-box>
        </draw:frame>
        <draw:frame draw:style-name="gr5" draw:layer="layout" svg:width="7.034cm" svg:height="3.159cm" svg:x="12.601cm" svg:y="19.701cm">
          <draw:text-box>
            <text:p>Solutions lead to </text:p>
            <text:p><text:span text:style-name="T3">population dynamics </text:span></text:p>
            <text:p><text:span text:style-name="T3">stock assessment</text:span></text:p>
            <text:p><text:span text:style-name="T3">models</text:span></text:p>
          </draw:text-box>
        </draw:frame>
        <draw:frame draw:style-name="gr6" draw:layer="layout" svg:width="6.022cm" svg:height="0.963cm" svg:x="0.9cm" svg:y="5.3cm">
          <draw:text-box>
            <text:p>Rapid, daily, weekly</text:p>
          </draw:text-box>
        </draw:frame>
        <draw:frame draw:style-name="gr6" draw:layer="layout" svg:width="6.89cm" svg:height="0.963cm" svg:x="13.271cm" svg:y="5.4cm">
          <draw:text-box>
            <text:p>Slow, annual, quarterl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ben Roa-Ureta</meta:initial-creator>
    <meta:creation-date>2011-06-02T15:07:46.03</meta:creation-date>
    <dc:date>2012-02-29T23:59:03.05</dc:date>
    <dc:creator>Rubén Roa</dc:creator>
    <meta:editing-duration>PT23H20M59S</meta:editing-duration>
    <meta:editing-cycles>7</meta:editing-cycles>
    <meta:generator>OpenOffice.org/3.3$Win32 OpenOffice.org_project/330m20$Build-9567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i>f</mi>
      </mrow>
      <mrow>
        <mo stretchy="false">(</mo>
        <mrow>
          <mi>E</mi>
          <mi>,</mi>
          <mi>N</mi>
        </mrow>
        <mo stretchy="false">)</mo>
      </mrow>
    </mrow>
    <annotation encoding="StarMath 5.0">{dC} over {dt} = f(E,N)
</annotation>
  </semantics>
</math>
</file>

<file path=Object 2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i>f</mi>
      </mrow>
      <mrow>
        <mo stretchy="false">(</mo>
        <mrow>
          <mi>F</mi>
          <mi>,</mi>
          <mi>N</mi>
        </mrow>
        <mo stretchy="false">)</mo>
      </mrow>
    </mrow>
    <annotation encoding="StarMath 5.0">{dC} over {dt} = f(F,N)
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F</mi>
            <mi>,</mi>
            <mi>N</mi>
          </mrow>
          <mo stretchy="false">)</mo>
        </mrow>
        <mo stretchy="false">=</mo>
        <mi mathvariant="italic">FN</mi>
      </mrow>
    </mrow>
    <annotation encoding="StarMath 5.0">f(F,N)=FN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E</mi>
            <mi>,</mi>
            <mi>N</mi>
          </mrow>
          <mo stretchy="false">)</mo>
        </mrow>
        <mo stretchy="false">=</mo>
        <mi mathvariant="italic">qEN</mi>
      </mrow>
    </mrow>
    <annotation encoding="StarMath 5.0">f(E,N)=qEN</annotation>
  </semantics>
</math>
</file>